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21cm"/>
    </style:style>
    <style:style style:name="co13" style:family="table-column">
      <style:table-column-properties fo:break-before="auto" style:column-width="4.882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4.994cm"/>
    </style:style>
    <style:style style:name="co16" style:family="table-column">
      <style:table-column-properties fo:break-before="auto" style:column-width="0.37cm"/>
    </style:style>
    <style:style style:name="co17" style:family="table-column">
      <style:table-column-properties fo:break-before="auto" style:column-width="5.909cm"/>
    </style:style>
    <style:style style:name="co18" style:family="table-column">
      <style:table-column-properties fo:break-before="auto" style:column-width="1.984cm"/>
    </style:style>
    <style:style style:name="co19" style:family="table-column">
      <style:table-column-properties fo:break-before="auto" style:column-width="0.318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2.381cm"/>
    </style:style>
    <style:style style:name="co22" style:family="table-column">
      <style:table-column-properties fo:break-before="auto" style:column-width="1.429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1.64cm"/>
    </style:style>
    <style:style style:name="co25" style:family="table-column">
      <style:table-column-properties fo:break-before="auto" style:column-width="3.651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.085cm"/>
    </style:style>
    <style:style style:name="co28" style:family="table-column">
      <style:table-column-properties fo:break-before="auto" style:column-width="1.058cm"/>
    </style:style>
    <style:style style:name="co29" style:family="table-column">
      <style:table-column-properties fo:break-before="auto" style:column-width="1.931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fo:border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8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color="#ff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4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5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0-06-30">
            <text:p>Wednesday, June 30, 2010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8]" office:value-type="date" office:date-value="2010-07-31">
            <text:p>Saturday, July 31, 2010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9]" office:value-type="date" office:date-value="2010-08-31">
            <text:p>Tuesday, August 31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390">
            <text:p>31 July 2010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0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2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5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0-09-30">
            <text:p>Thursday, September 30, 2010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8]" office:value-type="date" office:date-value="2010-07-31">
            <text:p>Saturday, July 31, 2010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9]" office:value-type="date" office:date-value="2010-08-31">
            <text:p>Tuesday, August 31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482">
            <text:p>31 October 2010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0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2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4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5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0-12-31">
            <text:p>Friday, December 31, 2010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8]" office:value-type="date" office:date-value="2010-07-31">
            <text:p>Saturday, July 31, 2010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9]" office:value-type="date" office:date-value="2010-08-31">
            <text:p>Tuesday, August 31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574">
            <text:p>31 January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0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2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5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3-31">
            <text:p>Thursday, March 31,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8]" office:value-type="date" office:date-value="2010-07-31">
            <text:p>Saturday, July 31, 2010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9]" office:value-type="date" office:date-value="2010-08-31">
            <text:p>Tuesday, August 31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663">
            <text:p>30 April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0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2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5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6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7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5-31">
            <text:p>Tuesday, May 31,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8]" office:value-type="date" office:date-value="2010-07-31">
            <text:p>Saturday, July 31, 2010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9]" office:value-type="date" office:date-value="2010-08-31">
            <text:p>Tuesday, August 31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724">
            <text:p>30 June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0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1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2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3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4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5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1/GB%20Accounts%20Self%20Employed%202011-04-05%20(Apr11)%20OpenOffice/Financialaccounts050411.ods'#$Admin.$B$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6" table:default-cell-style-name="ce71"/>
        <table:table-column table:style-name="co17" table:number-columns-repeated="2" table:default-cell-style-name="ce77"/>
        <table:table-column table:style-name="co18" table:number-columns-repeated="8" table:default-cell-style-name="ce84"/>
        <table:table-column table:style-name="co19" table:default-cell-style-name="ce71"/>
        <table:table-column table:style-name="co10" table:default-cell-style-name="ce96"/>
        <table:table-column table:style-name="co19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2]" office:value-type="date" office:date-value="2010-02-28">
            <text:p>Sunday, February 28, 2010</text:p>
          </table:table-cell>
          <table:table-cell table:style-name="ce75" table:formula="of:=[.B5]" office:value-type="date" office:date-value="2010-03-31">
            <text:p>Wednesday, March 31, 2010</text:p>
          </table:table-cell>
          <table:table-cell table:style-name="ce82" table:formula="of:=[$S0210.$G$1]" office:value-type="float" office:value="0">
            <text:p>0.00 </text:p>
          </table:table-cell>
          <table:table-cell table:style-name="ce86"/>
          <table:table-cell table:style-name="ce86" table:formula="of:=[$S0210.$F$1]" office:value-type="float" office:value="0">
            <text:p>0.00 </text:p>
          </table:table-cell>
          <table:table-cell table:style-name="ce86"/>
          <table:table-cell table:style-name="ce86" table:formula="of:=[$P0210.$I$1]" office:value-type="float" office:value="0">
            <text:p>0.00 </text:p>
          </table:table-cell>
          <table:table-cell table:style-name="ce86"/>
          <table:table-cell table:style-name="ce86" table:formula="of:=[$P0210.$H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Apr10.$H$4]&gt;0;['file:///C:/Users/Antony/diy/GB%20Accounts/GB%20Accounts%202011/GB%20Accounts%20Self%20Employed%202011-04-05%20(Apr11)%20OpenOffice/Sales050411.ods'#$Apr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3]" office:value-type="date" office:date-value="2010-03-31">
            <text:p>Wednesday, March 31, 2010</text:p>
          </table:table-cell>
          <table:table-cell table:style-name="ce75" table:formula="of:=[.B6]" office:value-type="date" office:date-value="2010-04-30">
            <text:p>Friday, April 30, 2010</text:p>
          </table:table-cell>
          <table:table-cell table:style-name="ce82" table:formula="of:=[$S0310.$G$1]" office:value-type="float" office:value="0">
            <text:p>0.00 </text:p>
          </table:table-cell>
          <table:table-cell table:style-name="ce86"/>
          <table:table-cell table:style-name="ce86" table:formula="of:=[$S0310.$F$1]" office:value-type="float" office:value="0">
            <text:p>0.00 </text:p>
          </table:table-cell>
          <table:table-cell table:style-name="ce86"/>
          <table:table-cell table:style-name="ce86" table:formula="of:=[$P0310.$I$1]" office:value-type="float" office:value="0">
            <text:p>0.00 </text:p>
          </table:table-cell>
          <table:table-cell table:style-name="ce86"/>
          <table:table-cell table:style-name="ce86" table:formula="of:=[$P0310.$H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Apr10.$H$4]&gt;0;['file:///C:/Users/Antony/diy/GB%20Accounts/GB%20Accounts%202011/GB%20Accounts%20Self%20Employed%202011-04-05%20(Apr11)%20OpenOffice/Sales050411.ods'#$Apr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5]" office:value-type="date" office:date-value="2010-04-30">
            <text:p>Friday, April 30, 2010</text:p>
          </table:table-cell>
          <table:table-cell table:style-name="ce75" table:formula="of:=[.B7]" office:value-type="date" office:date-value="2010-05-31">
            <text:p>Monday, May 31, 2010</text:p>
          </table:table-cell>
          <table:table-cell table:style-name="ce82" table:formula="of:=['file:///C:/Users/Antony/diy/GB%20Accounts/GB%20Accounts%202011/GB%20Accounts%20Self%20Employed%202011-04-05%20(Apr11)%20OpenOffice/Sales050411.ods'#$Apr10.$I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Apr10.$H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Apr10.$I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Apr10.$H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Apr10.$H$4]&gt;0;['file:///C:/Users/Antony/diy/GB%20Accounts/GB%20Accounts%202011/GB%20Accounts%20Self%20Employed%202011-04-05%20(Apr11)%20OpenOffice/Sales050411.ods'#$Apr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6]" office:value-type="date" office:date-value="2010-05-31">
            <text:p>Monday, May 31, 2010</text:p>
          </table:table-cell>
          <table:table-cell table:style-name="ce75" table:formula="of:=[.B8]" office:value-type="date" office:date-value="2010-06-30">
            <text:p>Wednesday, June 30, 2010</text:p>
          </table:table-cell>
          <table:table-cell table:style-name="ce82" table:formula="of:=['file:///C:/Users/Antony/diy/GB%20Accounts/GB%20Accounts%202011/GB%20Accounts%20Self%20Employed%202011-04-05%20(Apr11)%20OpenOffice/Sales050411.ods'#$May10.$I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May10.$H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May10.$I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May10.$H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May10.$H$4]&gt;0;['file:///C:/Users/Antony/diy/GB%20Accounts/GB%20Accounts%202011/GB%20Accounts%20Self%20Employed%202011-04-05%20(Apr11)%20OpenOffice/Sales050411.ods'#$May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7]" office:value-type="date" office:date-value="2010-06-30">
            <text:p>Wednesday, June 30, 2010</text:p>
          </table:table-cell>
          <table:table-cell table:style-name="ce75" table:formula="of:=[.B9]" office:value-type="date" office:date-value="2010-07-31">
            <text:p>Saturday, July 31, 2010</text:p>
          </table:table-cell>
          <table:table-cell table:style-name="ce82" table:formula="of:=['file:///C:/Users/Antony/diy/GB%20Accounts/GB%20Accounts%202011/GB%20Accounts%20Self%20Employed%202011-04-05%20(Apr11)%20OpenOffice/Sales050411.ods'#$Jun10.$I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Jun10.$H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Jun10.$I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Jun10.$H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Jun10.$H$4]&gt;0;['file:///C:/Users/Antony/diy/GB%20Accounts/GB%20Accounts%202011/GB%20Accounts%20Self%20Employed%202011-04-05%20(Apr11)%20OpenOffice/Sales050411.ods'#$Jun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8]" office:value-type="date" office:date-value="2010-07-31">
            <text:p>Saturday, July 31, 2010</text:p>
          </table:table-cell>
          <table:table-cell table:style-name="ce75" table:formula="of:=[.B10]" office:value-type="date" office:date-value="2010-08-31">
            <text:p>Tuesday, August 31, 2010</text:p>
          </table:table-cell>
          <table:table-cell table:style-name="ce82" table:formula="of:=['file:///C:/Users/Antony/diy/GB%20Accounts/GB%20Accounts%202011/GB%20Accounts%20Self%20Employed%202011-04-05%20(Apr11)%20OpenOffice/Sales050411.ods'#$Jul10.$I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Jul10.$H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Jul10.$I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Jul10.$H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Jul10.$H$4]&gt;0;['file:///C:/Users/Antony/diy/GB%20Accounts/GB%20Accounts%202011/GB%20Accounts%20Self%20Employed%202011-04-05%20(Apr11)%20OpenOffice/Sales050411.ods'#$Jul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9]" office:value-type="date" office:date-value="2010-08-31">
            <text:p>Tuesday, August 31, 2010</text:p>
          </table:table-cell>
          <table:table-cell table:style-name="ce75" table:formula="of:=[.B11]" office:value-type="date" office:date-value="2010-09-30">
            <text:p>Thursday, September 30, 2010</text:p>
          </table:table-cell>
          <table:table-cell table:style-name="ce82" table:formula="of:=['file:///C:/Users/Antony/diy/GB%20Accounts/GB%20Accounts%202011/GB%20Accounts%20Self%20Employed%202011-04-05%20(Apr11)%20OpenOffice/Sales050411.ods'#$Aug10.$I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Aug10.$H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Aug10.$I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Aug10.$H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Aug10.$H$4]&gt;0;['file:///C:/Users/Antony/diy/GB%20Accounts/GB%20Accounts%202011/GB%20Accounts%20Self%20Employed%202011-04-05%20(Apr11)%20OpenOffice/Sales050411.ods'#$Aug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0]" office:value-type="date" office:date-value="2010-09-30">
            <text:p>Thursday, September 30, 2010</text:p>
          </table:table-cell>
          <table:table-cell table:style-name="ce75" table:formula="of:=[.B12]" office:value-type="date" office:date-value="2010-10-31">
            <text:p>Sunday, October 31, 2010</text:p>
          </table:table-cell>
          <table:table-cell table:style-name="ce82" table:formula="of:=['file:///C:/Users/Antony/diy/GB%20Accounts/GB%20Accounts%202011/GB%20Accounts%20Self%20Employed%202011-04-05%20(Apr11)%20OpenOffice/Sales050411.ods'#$Sep10.$I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Sep10.$H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Sep10.$I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Sep10.$H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Sep10.$H$4]&gt;0;['file:///C:/Users/Antony/diy/GB%20Accounts/GB%20Accounts%202011/GB%20Accounts%20Self%20Employed%202011-04-05%20(Apr11)%20OpenOffice/Sales050411.ods'#$Sep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1]" office:value-type="date" office:date-value="2010-10-31">
            <text:p>Sunday, October 31, 2010</text:p>
          </table:table-cell>
          <table:table-cell table:style-name="ce75" table:formula="of:=[.B13]" office:value-type="date" office:date-value="2010-11-30">
            <text:p>Tuesday, November 30, 2010</text:p>
          </table:table-cell>
          <table:table-cell table:style-name="ce82" table:formula="of:=['file:///C:/Users/Antony/diy/GB%20Accounts/GB%20Accounts%202011/GB%20Accounts%20Self%20Employed%202011-04-05%20(Apr11)%20OpenOffice/Sales050411.ods'#$Oct10.$I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Oct10.$H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Oct10.$I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Oct10.$H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Oct10.$H$4]&gt;0;['file:///C:/Users/Antony/diy/GB%20Accounts/GB%20Accounts%202011/GB%20Accounts%20Self%20Employed%202011-04-05%20(Apr11)%20OpenOffice/Sales050411.ods'#$Oct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2]" office:value-type="date" office:date-value="2010-11-30">
            <text:p>Tuesday, November 30, 2010</text:p>
          </table:table-cell>
          <table:table-cell table:style-name="ce75" table:formula="of:=[.B14]" office:value-type="date" office:date-value="2010-12-31">
            <text:p>Friday, December 31, 2010</text:p>
          </table:table-cell>
          <table:table-cell table:style-name="ce82" table:formula="of:=['file:///C:/Users/Antony/diy/GB%20Accounts/GB%20Accounts%202011/GB%20Accounts%20Self%20Employed%202011-04-05%20(Apr11)%20OpenOffice/Sales050411.ods'#$Nov10.$I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Nov10.$H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Nov10.$I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Nov10.$H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Nov10.$H$4]&gt;0;['file:///C:/Users/Antony/diy/GB%20Accounts/GB%20Accounts%202011/GB%20Accounts%20Self%20Employed%202011-04-05%20(Apr11)%20OpenOffice/Sales050411.ods'#$Nov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3]" office:value-type="date" office:date-value="2010-12-31">
            <text:p>Friday, December 31, 2010</text:p>
          </table:table-cell>
          <table:table-cell table:style-name="ce75" table:formula="of:=[.B15]" office:value-type="date" office:date-value="2011-01-31">
            <text:p>Monday, January 31, 2011</text:p>
          </table:table-cell>
          <table:table-cell table:style-name="ce82" table:formula="of:=['file:///C:/Users/Antony/diy/GB%20Accounts/GB%20Accounts%202011/GB%20Accounts%20Self%20Employed%202011-04-05%20(Apr11)%20OpenOffice/Sales050411.ods'#$Dec10.$I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Dec10.$H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Dec10.$I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Dec10.$H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Dec10.$H$4]&gt;0;['file:///C:/Users/Antony/diy/GB%20Accounts/GB%20Accounts%202011/GB%20Accounts%20Self%20Employed%202011-04-05%20(Apr11)%20OpenOffice/Sales050411.ods'#$Dec10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4]" office:value-type="date" office:date-value="2011-01-31">
            <text:p>Monday, January 31, 2011</text:p>
          </table:table-cell>
          <table:table-cell table:style-name="ce75" table:formula="of:=[.B16]" office:value-type="date" office:date-value="2011-02-28">
            <text:p>Monday, February 28, 2011</text:p>
          </table:table-cell>
          <table:table-cell table:style-name="ce82" table:formula="of:=['file:///C:/Users/Antony/diy/GB%20Accounts/GB%20Accounts%202011/GB%20Accounts%20Self%20Employed%202011-04-05%20(Apr11)%20OpenOffice/Sales050411.ods'#$Jan11.$I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Jan11.$H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Jan11.$I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Jan11.$H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Jan11.$H$4]&gt;0;['file:///C:/Users/Antony/diy/GB%20Accounts/GB%20Accounts%202011/GB%20Accounts%20Self%20Employed%202011-04-05%20(Apr11)%20OpenOffice/Sales050411.ods'#$Jan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5]" office:value-type="date" office:date-value="2011-02-28">
            <text:p>Monday, February 28, 2011</text:p>
          </table:table-cell>
          <table:table-cell table:style-name="ce75" table:formula="of:=[.B17]" office:value-type="date" office:date-value="2011-03-31">
            <text:p>Thursday, March 31, 2011</text:p>
          </table:table-cell>
          <table:table-cell table:style-name="ce82" table:formula="of:=['file:///C:/Users/Antony/diy/GB%20Accounts/GB%20Accounts%202011/GB%20Accounts%20Self%20Employed%202011-04-05%20(Apr11)%20OpenOffice/Sales050411.ods'#$Feb11.$I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Feb11.$H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Feb11.$I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Feb11.$H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Feb11.$H$4]&gt;0;['file:///C:/Users/Antony/diy/GB%20Accounts/GB%20Accounts%202011/GB%20Accounts%20Self%20Employed%202011-04-05%20(Apr11)%20OpenOffice/Sales050411.ods'#$Feb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6]" office:value-type="date" office:date-value="2011-03-31">
            <text:p>Thursday, March 31, 2011</text:p>
          </table:table-cell>
          <table:table-cell table:style-name="ce75" table:formula="of:=[.B18]" office:value-type="date" office:date-value="2011-04-30">
            <text:p>Saturday, April 30, 2011</text:p>
          </table:table-cell>
          <table:table-cell table:style-name="ce82" table:formula="of:=['file:///C:/Users/Antony/diy/GB%20Accounts/GB%20Accounts%202011/GB%20Accounts%20Self%20Employed%202011-04-05%20(Apr11)%20OpenOffice/Sales050411.ods'#$Mar11.$I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Sales050411.ods'#$Mar11.$H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Mar11.$I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1/GB%20Accounts%20Self%20Employed%202011-04-05%20(Apr11)%20OpenOffice/Purchases050411.ods'#$Mar11.$H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Mar11.$H$4]&gt;0;['file:///C:/Users/Antony/diy/GB%20Accounts/GB%20Accounts%202011/GB%20Accounts%20Self%20Employed%202011-04-05%20(Apr11)%20OpenOffice/Sales050411.ods'#$Mar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8]" office:value-type="date" office:date-value="2011-04-30">
            <text:p>Saturday, April 30, 2011</text:p>
          </table:table-cell>
          <table:table-cell table:style-name="ce75" table:formula="of:=[.B19]" office:value-type="date" office:date-value="2011-05-31">
            <text:p>Tuesday, May 31, 2011</text:p>
          </table:table-cell>
          <table:table-cell table:style-name="ce82" table:formula="of:=[$S0411.$G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411.$F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411.$I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411.$H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Mar11.$H$4]&gt;0;['file:///C:/Users/Antony/diy/GB%20Accounts/GB%20Accounts%202011/GB%20Accounts%20Self%20Employed%202011-04-05%20(Apr11)%20OpenOffice/Sales050411.ods'#$Mar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1/GB%20Accounts%20Self%20Employed%202011-04-05%20(Apr11)%20OpenOffice/Financialaccounts050411.ods'#$Admin.$B$19]" office:value-type="date" office:date-value="2011-05-31">
            <text:p>Tuesday, May 31, 2011</text:p>
          </table:table-cell>
          <table:table-cell table:style-name="ce78" table:formula="of:=['file:///C:/Users/Antony/diy/GB%20Accounts/GB%20Accounts%202011/GB%20Accounts%20Self%20Employed%202011-04-05%20(Apr11)%20OpenOffice/Financialaccounts050411.ods'#$Admin.$B$20]" office:value-type="date" office:date-value="2011-06-30">
            <text:p>Thursday, June 30, 2011</text:p>
          </table:table-cell>
          <table:table-cell table:style-name="ce82" table:formula="of:=[$S0511.$G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511.$F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511.$I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511.$H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1/GB%20Accounts%20Self%20Employed%202011-04-05%20(Apr11)%20OpenOffice/Sales050411.ods'#$Mar11.$H$4]&gt;0;['file:///C:/Users/Antony/diy/GB%20Accounts/GB%20Accounts%202011/GB%20Accounts%20Self%20Employed%202011-04-05%20(Apr11)%20OpenOffice/Sales050411.ods'#$Mar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0" table:style-name="ta7">
        <table:table-column table:style-name="co10" table:default-cell-style-name="ce104"/>
        <table:table-column table:style-name="co20" table:default-cell-style-name="ce106"/>
        <table:table-column table:style-name="co21" table:default-cell-style-name="ce111"/>
        <table:table-column table:style-name="co22" table:default-cell-style-name="ce115"/>
        <table:table-column table:style-name="co4" table:default-cell-style-name="ce118"/>
        <table:table-column table:style-name="co23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1/GB%20Accounts%20Self%20Employed%202011-04-05%20(Apr11)%20OpenOffice/Sales050411.ods'#$Open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1/GB%20Accounts%20Self%20Employed%202011-04-05%20(Apr11)%20OpenOffice/Sales050411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0" table:style-name="ta7">
        <table:table-column table:style-name="co10" table:default-cell-style-name="ce104"/>
        <table:table-column table:style-name="co20" table:default-cell-style-name="ce106"/>
        <table:table-column table:style-name="co21" table:default-cell-style-name="ce111"/>
        <table:table-column table:style-name="co22" table:default-cell-style-name="ce115"/>
        <table:table-column table:style-name="co4" table:default-cell-style-name="ce118"/>
        <table:table-column table:style-name="co23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1/GB%20Accounts%20Self%20Employed%202011-04-05%20(Apr11)%20OpenOffice/Sales050411.ods'#$Open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1/GB%20Accounts%20Self%20Employed%202011-04-05%20(Apr11)%20OpenOffice/Sales050411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1" table:style-name="ta7">
        <table:table-column table:style-name="co10" table:default-cell-style-name="ce104"/>
        <table:table-column table:style-name="co20" table:default-cell-style-name="ce106"/>
        <table:table-column table:style-name="co21" table:default-cell-style-name="ce111"/>
        <table:table-column table:style-name="co22" table:default-cell-style-name="ce115"/>
        <table:table-column table:style-name="co4" table:default-cell-style-name="ce118"/>
        <table:table-column table:style-name="co23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1/GB%20Accounts%20Self%20Employed%202011-04-05%20(Apr11)%20OpenOffice/Sales050411.ods'#$Clos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1/GB%20Accounts%20Self%20Employed%202011-04-05%20(Apr11)%20OpenOffice/Sales050411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1" table:style-name="ta7">
        <table:table-column table:style-name="co10" table:default-cell-style-name="ce104"/>
        <table:table-column table:style-name="co20" table:default-cell-style-name="ce106"/>
        <table:table-column table:style-name="co21" table:default-cell-style-name="ce111"/>
        <table:table-column table:style-name="co22" table:default-cell-style-name="ce115"/>
        <table:table-column table:style-name="co4" table:default-cell-style-name="ce118"/>
        <table:table-column table:style-name="co23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1/GB%20Accounts%20Self%20Employed%202011-04-05%20(Apr11)%20OpenOffice/Sales050411.ods'#$Clos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1/GB%20Accounts%20Self%20Employed%202011-04-05%20(Apr11)%20OpenOffice/Sales050411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0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7" table:default-cell-style-name="ce134"/>
        <table:table-column table:style-name="co2" table:default-cell-style-name="ce140"/>
        <table:table-column table:style-name="co28" table:default-cell-style-name="ce130"/>
        <table:table-column table:style-name="co29" table:default-cell-style-name="ce145"/>
        <table:table-column table:style-name="co4" table:default-cell-style-name="ce145"/>
        <table:table-column table:style-name="co18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1/GB%20Accounts%20Self%20Employed%202011-04-05%20(Apr11)%20OpenOffice/Purchases050411.ods'#$OpeningCreditors.$H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0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7" table:default-cell-style-name="ce134"/>
        <table:table-column table:style-name="co2" table:default-cell-style-name="ce140"/>
        <table:table-column table:style-name="co28" table:default-cell-style-name="ce130"/>
        <table:table-column table:style-name="co29" table:default-cell-style-name="ce145"/>
        <table:table-column table:style-name="co4" table:default-cell-style-name="ce145"/>
        <table:table-column table:style-name="co18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1/GB%20Accounts%20Self%20Employed%202011-04-05%20(Apr11)%20OpenOffice/Purchases050411.ods'#$OpeningCreditors.$H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1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7" table:default-cell-style-name="ce134"/>
        <table:table-column table:style-name="co2" table:default-cell-style-name="ce140"/>
        <table:table-column table:style-name="co28" table:default-cell-style-name="ce130"/>
        <table:table-column table:style-name="co29" table:default-cell-style-name="ce145"/>
        <table:table-column table:style-name="co4" table:default-cell-style-name="ce145"/>
        <table:table-column table:style-name="co18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1/GB%20Accounts%20Self%20Employed%202011-04-05%20(Apr11)%20OpenOffice/Purchases050411.ods'#$ClosingCreditors.$H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1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7" table:default-cell-style-name="ce134"/>
        <table:table-column table:style-name="co2" table:default-cell-style-name="ce140"/>
        <table:table-column table:style-name="co28" table:default-cell-style-name="ce130"/>
        <table:table-column table:style-name="co29" table:default-cell-style-name="ce145"/>
        <table:table-column table:style-name="co4" table:default-cell-style-name="ce145"/>
        <table:table-column table:style-name="co18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1/GB%20Accounts%20Self%20Employed%202011-04-05%20(Apr11)%20OpenOffice/Purchases050411.ods'#$ClosingCreditors.$H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1/GB%20Accounts%20Self%20Employed%202011-04-05%20(Apr11)%20OpenOffice/Financialaccounts050411.ods'#Admin" table:print="false" table:style-name="ta_extref">
        <table:table-source xlink:type="simple" xlink:href="../Financialaccounts050411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40237">
            <text:p>40237</text:p>
          </table:table-cell>
        </table:table-row>
        <table:table-row>
          <table:table-cell/>
          <table:table-cell table:style-name="ce1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98">
            <text:p>40298</text:p>
          </table:table-cell>
        </table:table-row>
        <table:table-row>
          <table:table-cell/>
          <table:table-cell table:style-name="ce1" office:value-type="float" office:value="40329">
            <text:p>40329</text:p>
          </table:table-cell>
        </table:table-row>
        <table:table-row>
          <table:table-cell/>
          <table:table-cell table:style-name="ce1" office:value-type="float" office:value="40359">
            <text:p>40359</text:p>
          </table:table-cell>
        </table:table-row>
        <table:table-row>
          <table:table-cell/>
          <table:table-cell table:style-name="ce1" office:value-type="float" office:value="40390">
            <text:p>40390</text:p>
          </table:table-cell>
        </table:table-row>
        <table:table-row>
          <table:table-cell/>
          <table:table-cell table:style-name="ce1" office:value-type="float" office:value="40421">
            <text:p>40421</text:p>
          </table:table-cell>
        </table:table-row>
        <table:table-row>
          <table:table-cell/>
          <table:table-cell table:style-name="ce1" office:value-type="float" office:value="40451">
            <text:p>40451</text:p>
          </table:table-cell>
        </table:table-row>
        <table:table-row>
          <table:table-cell/>
          <table:table-cell table:style-name="ce1" office:value-type="float" office:value="40482">
            <text:p>40482</text:p>
          </table:table-cell>
        </table:table-row>
        <table:table-row>
          <table:table-cell/>
          <table:table-cell table:style-name="ce1" office:value-type="float" office:value="40512">
            <text:p>40512</text:p>
          </table:table-cell>
        </table:table-row>
        <table:table-row>
          <table:table-cell/>
          <table:table-cell table:style-name="ce1" office:value-type="float" office:value="40543">
            <text:p>40543</text:p>
          </table:table-cell>
        </table:table-row>
        <table:table-row>
          <table:table-cell/>
          <table:table-cell table:style-name="ce1" office:value-type="float" office:value="40574">
            <text:p>40574</text:p>
          </table:table-cell>
        </table:table-row>
        <table:table-row>
          <table:table-cell/>
          <table:table-cell table:style-name="ce1" office:value-type="float" office:value="40602">
            <text:p>40602</text:p>
          </table:table-cell>
        </table:table-row>
        <table:table-row>
          <table:table-cell/>
          <table:table-cell table:style-name="ce1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63">
            <text:p>40663</text:p>
          </table:table-cell>
        </table:table-row>
        <table:table-row>
          <table:table-cell/>
          <table:table-cell table:style-name="ce1" office:value-type="float" office:value="40694">
            <text:p>40694</text:p>
          </table:table-cell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</table:table>
      <table:table table:name="'file:///C:/Users/Antony/diy/GB%20Accounts/GB%20Accounts%202011/GB%20Accounts%20Self%20Employed%202011-04-05%20(Apr11)%20OpenOffice/Sales050411.ods'#OpeningDebtors" table:print="false" table:style-name="ta_extref">
        <table:table-source xlink:type="simple" xlink:href="../Sales050411.ods" table:table-name="Open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1/GB%20Accounts%20Self%20Employed%202011-04-05%20(Apr11)%20OpenOffice/Sales050411.ods'#Apr10" table:print="false" table:style-name="ta_extref">
        <table:table-source xlink:type="simple" xlink:href="../Sales050411.ods" table:table-name="Apr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May10" table:print="false" table:style-name="ta_extref">
        <table:table-source xlink:type="simple" xlink:href="../Sales050411.ods" table:table-name="May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Jun10" table:print="false" table:style-name="ta_extref">
        <table:table-source xlink:type="simple" xlink:href="../Sales050411.ods" table:table-name="Jun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Jul10" table:print="false" table:style-name="ta_extref">
        <table:table-source xlink:type="simple" xlink:href="../Sales050411.ods" table:table-name="Jul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Aug10" table:print="false" table:style-name="ta_extref">
        <table:table-source xlink:type="simple" xlink:href="../Sales050411.ods" table:table-name="Aug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Sep10" table:print="false" table:style-name="ta_extref">
        <table:table-source xlink:type="simple" xlink:href="../Sales050411.ods" table:table-name="Sep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Oct10" table:print="false" table:style-name="ta_extref">
        <table:table-source xlink:type="simple" xlink:href="../Sales050411.ods" table:table-name="Oct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Nov10" table:print="false" table:style-name="ta_extref">
        <table:table-source xlink:type="simple" xlink:href="../Sales050411.ods" table:table-name="Nov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Dec10" table:print="false" table:style-name="ta_extref">
        <table:table-source xlink:type="simple" xlink:href="../Sales050411.ods" table:table-name="Dec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Jan11" table:print="false" table:style-name="ta_extref">
        <table:table-source xlink:type="simple" xlink:href="../Sales050411.ods" table:table-name="Jan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Feb11" table:print="false" table:style-name="ta_extref">
        <table:table-source xlink:type="simple" xlink:href="../Sales050411.ods" table:table-name="Feb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Mar11" table:print="false" table:style-name="ta_extref">
        <table:table-source xlink:type="simple" xlink:href="../Sales050411.ods" table:table-name="Mar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Sales050411.ods'#ClosingDebtors" table:print="false" table:style-name="ta_extref">
        <table:table-source xlink:type="simple" xlink:href="../Sales050411.ods" table:table-name="Clos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1/GB%20Accounts%20Self%20Employed%202011-04-05%20(Apr11)%20OpenOffice/Purchases050411.ods'#OpeningCreditors" table:print="false" table:style-name="ta_extref">
        <table:table-source xlink:type="simple" xlink:href="../Purchases050411.ods" table:table-name="Open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17.5">
            <text:p>17.5</text:p>
          </table:table-cell>
        </table:table-row>
      </table:table>
      <table:table table:name="'file:///C:/Users/Antony/diy/GB%20Accounts/GB%20Accounts%202011/GB%20Accounts%20Self%20Employed%202011-04-05%20(Apr11)%20OpenOffice/Purchases050411.ods'#Apr10" table:print="false" table:style-name="ta_extref">
        <table:table-source xlink:type="simple" xlink:href="../Purchases050411.ods" table:table-name="Apr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May10" table:print="false" table:style-name="ta_extref">
        <table:table-source xlink:type="simple" xlink:href="../Purchases050411.ods" table:table-name="May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Jun10" table:print="false" table:style-name="ta_extref">
        <table:table-source xlink:type="simple" xlink:href="../Purchases050411.ods" table:table-name="Jun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Jul10" table:print="false" table:style-name="ta_extref">
        <table:table-source xlink:type="simple" xlink:href="../Purchases050411.ods" table:table-name="Jul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Aug10" table:print="false" table:style-name="ta_extref">
        <table:table-source xlink:type="simple" xlink:href="../Purchases050411.ods" table:table-name="Aug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Sep10" table:print="false" table:style-name="ta_extref">
        <table:table-source xlink:type="simple" xlink:href="../Purchases050411.ods" table:table-name="Sep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Oct10" table:print="false" table:style-name="ta_extref">
        <table:table-source xlink:type="simple" xlink:href="../Purchases050411.ods" table:table-name="Oct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Nov10" table:print="false" table:style-name="ta_extref">
        <table:table-source xlink:type="simple" xlink:href="../Purchases050411.ods" table:table-name="Nov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Dec10" table:print="false" table:style-name="ta_extref">
        <table:table-source xlink:type="simple" xlink:href="../Purchases050411.ods" table:table-name="Dec10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Jan11" table:print="false" table:style-name="ta_extref">
        <table:table-source xlink:type="simple" xlink:href="../Purchases050411.ods" table:table-name="Jan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Feb11" table:print="false" table:style-name="ta_extref">
        <table:table-source xlink:type="simple" xlink:href="../Purchases050411.ods" table:table-name="Feb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Mar11" table:print="false" table:style-name="ta_extref">
        <table:table-source xlink:type="simple" xlink:href="../Purchases050411.ods" table:table-name="Mar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1/GB%20Accounts%20Self%20Employed%202011-04-05%20(Apr11)%20OpenOffice/Purchases050411.ods'#ClosingCreditors" table:print="false" table:style-name="ta_extref">
        <table:table-source xlink:type="simple" xlink:href="../Purchases050411.ods" table:table-name="Clos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17.5">
            <text:p>1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2" number:min-integer-digits="1"/>
      <number:text> </number:text>
    </number:number-style>
    <number:number-style style:name="N116P0" style:volatile="true">
      <number:number number:decimal-places="2" number:min-integer-digits="1"/>
      <number:text> </number:text>
    </number:number-style>
    <number:number-style style:name="N116">
      <style:text-properties fo:color="#ff0000"/>
      <number:text>-</number:text>
      <number:number number:decimal-places="2" number:min-integer-digits="1"/>
      <number:text> </number:text>
      <style:map style:condition="value()&gt;=0" style:apply-style-name="N116P0"/>
    </number:number-style>
    <number:date-style style:name="N1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4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</text:p>
      </style:header>
      <style:header-left style:display="false"/>
      <style:footer>
        <style:region-left>
          <text:p><text:date style:data-style-name="N2" text:date-value="2012-01-13">13/01/2012</text:date> <text:s/><text:time>14:00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</text:p>
      </style:header>
      <style:header-left style:display="false"/>
      <style:footer>
        <style:region-left>
          <text:p><text:date style:data-style-name="N2" text:date-value="2012-01-13">13/01/2012</text:date> <text:s/><text:time>14:00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</text:p>
      </style:header>
      <style:header-left style:display="false"/>
      <style:footer>
        <style:region-left>
          <text:p><text:date style:data-style-name="N2" text:date-value="2012-01-13">13/01/2012</text:date> <text:s/><text:time>14:00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</text:p>
      </style:header>
      <style:header-left style:display="false"/>
      <style:footer>
        <style:region-left>
          <text:p><text:date style:data-style-name="N2" text:date-value="2012-01-13">13/01/2012</text:date> <text:s/><text:time>14:00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</text:p>
      </style:header>
      <style:header-left style:display="false"/>
      <style:footer>
        <style:region-left>
          <text:p><text:date style:data-style-name="N2" text:date-value="2012-01-13">13/01/2012</text:date> <text:s/><text:time>14:00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1-13">13/01/2012</text:date> <text:s/><text:time>14:00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</dc:title>
    <meta:initial-creator>Terry Cartwright</meta:initial-creator>
    <dc:creator>Antony Cartwright</dc:creator>
    <meta:creation-date>2006-06-05T10:56:36Z</meta:creation-date>
    <dc:date>2012-01-13T14:00:21.94</dc:date>
    <meta:print-date>2007-02-10T23:38:25Z</meta:print-date>
    <meta:editing-duration>PT38M47S</meta:editing-duration>
    <meta:editing-cycles>1</meta:editing-cycles>
    <meta:document-statistic meta:table-count="14" meta:cell-count="5262" meta:object-count="0"/>
  </office:meta>
</office:document-meta>
</file>